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3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4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5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6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7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8" style:parent-style-name="Normal" style:family="paragraph">
      <style:paragraph-properties fo:margin-bottom="0in"/>
      <style:text-properties style:font-name="Aptos" style:font-name-asian="Aptos" style:font-name-complex="Aptos"/>
    </style:style>
    <style:style style:name="P9" style:parent-style-name="Normal" style:family="paragraph">
      <style:paragraph-properties fo:margin-bottom="0in"/>
      <style:text-properties style:font-name="Aptos" style:font-name-asian="Aptos" style:font-name-complex="Aptos"/>
    </style:style>
    <style:style style:name="P10" style:parent-style-name="Normal" style:family="paragraph">
      <style:paragraph-properties fo:margin-bottom="0in"/>
      <style:text-properties style:font-name="Aptos" style:font-name-asian="Aptos" style:font-name-complex="Aptos"/>
    </style:style>
    <style:style style:name="P11" style:parent-style-name="Normal" style:family="paragraph">
      <style:paragraph-properties fo:margin-bottom="0in"/>
      <style:text-properties style:font-name="Aptos" style:font-name-asian="Aptos" style:font-name-complex="Aptos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Fuentedepárrafopredeter." style:family="text">
      <style:text-properties style:font-name="Aptos" style:font-name-asian="Aptos" style:font-name-complex="Aptos"/>
    </style:style>
    <style:style style:name="T14" style:parent-style-name="Fuentedepárrafopredeter." style:family="text">
      <style:text-properties style:font-name="Consolas" style:font-name-asian="Consolas" style:font-name-complex="Consolas"/>
    </style:style>
    <style:style style:name="T15" style:parent-style-name="Fuentedepárrafopredeter." style:family="text">
      <style:text-properties style:font-name="Aptos" style:font-name-asian="Aptos" style:font-name-complex="Aptos"/>
    </style:style>
    <style:style style:name="T16" style:parent-style-name="Fuentedepárrafopredeter." style:family="text">
      <style:text-properties style:font-name="Consolas" style:font-name-asian="Consolas" style:font-name-complex="Consolas"/>
    </style:style>
    <style:style style:name="P17" style:parent-style-name="Normal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Fuentedepárrafopredeter." style:family="text">
      <style:text-properties style:font-name="Consolas" style:font-name-asian="Consolas" style:font-name-complex="Consolas"/>
    </style:style>
    <style:style style:name="T20" style:parent-style-name="Fuentedepárrafopredeter." style:family="text">
      <style:text-properties style:font-name="Consolas" style:font-name-asian="Consolas" style:font-name-complex="Consolas"/>
    </style:style>
    <style:style style:name="T21" style:parent-style-name="Fuentedepárrafopredeter." style:family="text">
      <style:text-properties style:font-name="Consolas" style:font-name-asian="Consolas" style:font-name-complex="Consolas"/>
    </style:style>
    <style:style style:name="T22" style:parent-style-name="Fuentedepárrafopredeter." style:family="text">
      <style:text-properties style:font-name="Consolas" style:font-name-asian="Consolas" style:font-name-complex="Consolas"/>
    </style:style>
    <style:style style:name="T23" style:parent-style-name="Fuentedepárrafopredeter." style:family="text">
      <style:text-properties style:font-name="Consolas" style:font-name-asian="Consolas" style:font-name-complex="Consolas"/>
    </style:style>
    <style:style style:name="T24" style:parent-style-name="Fuentedepárrafopredeter." style:family="text">
      <style:text-properties style:font-name="Consolas" style:font-name-asian="Consolas" style:font-name-complex="Consolas"/>
    </style:style>
    <style:style style:name="T25" style:parent-style-name="Fuentedepárrafopredeter." style:family="text">
      <style:text-properties style:font-name="Consolas" style:font-name-asian="Consolas" style:font-name-complex="Consolas"/>
    </style:style>
    <style:style style:name="P26" style:parent-style-name="Normal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27" style:parent-style-name="Normal" style:family="paragraph">
      <style:paragraph-properties fo:margin-top="0.1666in" fo:margin-bottom="0.1666in"/>
    </style:style>
    <style:style style:name="T28" style:parent-style-name="Fuentedepárrafopredeter." style:family="text">
      <style:text-properties style:font-name="Aptos" style:font-name-asian="Aptos" style:font-name-complex="Aptos"/>
    </style:style>
    <style:style style:name="P29" style:parent-style-name="Normal" style:family="paragraph">
      <style:paragraph-properties fo:margin-bottom="0in"/>
    </style:style>
    <style:style style:name="T30" style:parent-style-name="Hipervínculo" style:family="text">
      <style:text-properties style:font-name="Consolas" style:font-name-asian="Consolas" style:font-name-complex="Consolas"/>
    </style:style>
    <style:style style:name="P31" style:parent-style-name="Normal" style:family="paragraph">
      <style:paragraph-properties fo:margin-top="0.1666in" fo:margin-bottom="0.1666in"/>
    </style:style>
    <style:style style:name="T32" style:parent-style-name="Fuentedepárrafopredeter." style:family="text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Explicación y pasos a seguir para desplegar el proyecto:</text:h>
      <text:p text:style-name="Normal"/>
      <text:h text:style-name="Título2" text:outline-level="2">1. Requisitos Previos</text:h>
      <text:list text:style-name="LFO4" text:continue-numbering="true">
        <text:list-item>
          <text:p text:style-name="P2">Tener instalado PHP (recomendado 8.0 o superior)</text:p>
        </text:list-item>
        <text:list-item>
          <text:p text:style-name="P3">Tener instalado Composer</text:p>
        </text:list-item>
        <text:list-item>
          <text:p text:style-name="P4">Tener instalado Node.js</text:p>
        </text:list-item>
        <text:list-item>
          <text:p text:style-name="P5">Tener instalado npm (se instala automáticamente con Node.js)</text:p>
        </text:list-item>
        <text:list-item>
          <text:p text:style-name="P6">Tener instalado MySQL o XAMPP</text:p>
        </text:list-item>
      </text:list>
      <text:p text:style-name="P7"/>
      <text:h text:style-name="Título2" text:outline-level="2">2. Clonar el Proyecto</text:h>
      <text:p text:style-name="P8"/>
      <text:p text:style-name="P9">git clone https://github.com/rodrigoespigares/icloudCompliance.git</text:p>
      <text:p text:style-name="P10">cd icloudCompliance/codigo</text:p>
      <text:p text:style-name="P11"/>
      <text:h text:style-name="Título2" text:outline-level="2">3. Configuración del Entorno</text:h>
      <text:h text:style-name="Título3" text:outline-level="3"/>
      <text:h text:style-name="Título3" text:outline-level="3">Crear un archivo .env</text:h>
      <text:p text:style-name="P12"><text:span text:style-name="T13">Copia el archivo<text:s/></text:span><text:span text:style-name="T14">.env.example</text:span><text:span text:style-name="T15"><text:s/>a<text:s/></text:span><text:span text:style-name="T16">.env</text:span></text:p>
      <text:p text:style-name="P17">Dentro del .env</text:p>
      <text:p text:style-name="P18"><text:span text:style-name="T19">DB_CONNECTION=mysql<text:s/></text:span><text:line-break/><text:span text:style-name="T20">DB_HOST=127.0.0.1<text:s/></text:span><text:line-break/><text:span text:style-name="T21">DB_PORT=3306<text:s/></text:span><text:line-break/><text:span text:style-name="T22">DB_DATABASE=icloudcompliance</text:span><text:line-break/><text:span text:style-name="T23">DB_USERNAME=usuario<text:s/></text:span><text:line-break/><text:span text:style-name="T24">DB_PASSWORD=contraseña</text:span><text:line-break/><text:line-break/><text:span text:style-name="T25">Y por último generamos la clave del proyecto con el comando:</text:span></text:p>
      <text:p text:style-name="P26">php artisan key:generate</text:p>
      <text:h text:style-name="Título2" text:outline-level="2">4. Instalación de Dependencias</text:h>
      <text:p text:style-name="Normal">Primero instalaremos:</text:p>
      <text:p text:style-name="Normal">composer update</text:p>
      <text:p text:style-name="Normal">Y una vez terminado esto, instalaremos las de npm:</text:p>
      <text:p text:style-name="Normal">npm install</text:p>
      <text:h text:style-name="Título2" text:outline-level="2">5. Ejecutar las Migraciones y Seeds</text:h>
      <text:p text:style-name="Normal">Ejecutar migraciones</text:p>
      <text:p text:style-name="Normal">php artisan migrate</text:p>
      <text:p text:style-name="Normal">Ejecutar seeds</text:p>
      <text:p text:style-name="Normal">php artisan db:seed</text:p>
      <text:h text:style-name="Título2" text:outline-level="2">6. Ejecutar el servidor</text:h>
      <text:p text:style-name="Normal">Vamos a crear una build para la parte del frontend</text:p>
      <text:p text:style-name="Normal">npm run build</text:p>
      <text:p text:style-name="Normal">Y una vez terminado este proceso ejecutamos el servidor en php:</text:p>
      <text:p text:style-name="Normal">php artisan serve</text:p>
      <text:h text:style-name="Título2" text:outline-level="2">7. Acceso a la Aplicación</text:h>
      <text:p text:style-name="P27"><text:span text:style-name="T28">Abre tu navegador y visita las siguientes URLs:</text:span></text:p>
      <text:p text:style-name="P29"><text:a xlink:href="http://localhost:8000" office:target-frame-name="_top" xlink:show="replace"><text:span text:style-name="T30">http://localhost:8000</text:span></text:a></text:p>
      <text:p text:style-name="Normal"/>
      <text:h text:style-name="Título2" text:outline-level="2">Conclusión</text:h>
      <text:p text:style-name="P31"><text:span text:style-name="T32">Con estos pasos, deberías tener tu proyecto de Laravel 11.24 con React y TypeScript corriendo localmente. Si encuentras algún problema, verifica los mensajes en la consola para solucionar posibles errore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F4761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Aptos Display" style:font-name-asian="MS Gothic" style:font-name-complex="Times New Roman" fo:color="#0F4761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3Car" style:display-name="Título 3 Car" style:family="text" style:parent-style-name="Fuentedepárrafopredeter.">
      <style:text-properties style:font-name="Aptos Display" style:font-name-asian="MS Gothic" style:font-name-complex="Times New Roman" fo:color="#0A2F40" fo:font-size="12pt" style:font-size-asian="12pt" style:font-size-complex="12pt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odriigo Espigares</meta:initial-creator>
    <dc:creator>Roodriigo Espigares</dc:creator>
    <meta:creation-date>2024-09-21T17:32:00Z</meta:creation-date>
    <dc:date>2024-09-21T17:32:00Z</dc:date>
    <meta:template xlink:href="Normal.dotm" xlink:type="simple"/>
    <meta:editing-cycles>1</meta:editing-cycles>
    <meta:editing-duration>PT0S</meta:editing-duration>
    <meta:document-statistic meta:page-count="1" meta:paragraph-count="2" meta:word-count="227" meta:character-count="1475" meta:row-count="10" meta:non-whitespace-character-count="1250"/>
  </office:meta>
</office:document-meta>
</file>